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a85" officeooo:paragraph-rsid="0008e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sults Notizen</text:p>
      <text:p text:style-name="P1">Preprocessing data cleaning</text:p>
      <text:p text:style-name="P1"/>
      <text:p text:style-name="P1">bei stopword removal ohne vorherigem puncutation removal funktioniert es nicht so gut, weil das „in“ nach einem * dann als stopword erkannt wird und rausgelöscht wird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3:13:26.754000000</meta:creation-date>
    <dc:date>2022-03-18T13:15:37.879000000</dc:date>
    <meta:editing-duration>PT2M11S</meta:editing-duration>
    <meta:editing-cycles>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" meta:word-count="31" meta:character-count="208" meta:non-whitespace-character-count="180"/>
  </office:meta>
</office:document-meta>
</file>